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15700000113B87D56F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line-distance="-0.089cm" draw:placing="above"/>
    </style:style>
    <style:style style:name="gr3" style:family="graphic" style:parent-style-name="measure" style:list-style-name="L1">
      <style:graphic-properties draw:textarea-vertical-align="middle" draw:line-distance="-0.089cm" draw:placing="above"/>
    </style:style>
    <style:style style:name="gr4" style:family="graphic" style:parent-style-name="measure" style:list-style-name="L1">
      <style:graphic-properties draw:textarea-vertical-align="middle" draw:line-distance="-0.089cm" draw:placing="above"/>
    </style:style>
    <style:style style:name="gr5" style:family="graphic" style:parent-style-name="measure" style:list-style-name="L1">
      <style:graphic-properties draw:textarea-vertical-align="middle" draw:line-distance="0.223cm" draw:placing="above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measure" style:list-style-name="L1">
      <style:graphic-properties draw:textarea-vertical-align="middle" draw:line-distance="0.089cm" draw:placing="below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5.807cm" svg:height="4.656cm" svg:x="7.866cm" svg:y="12.23cm">
          <draw:image xlink:href="Pictures/100000000000015700000113B87D56FF.png" xlink:type="simple" xlink:show="embed" xlink:actuate="onLoad">
            <text:p/>
          </draw:image>
        </draw:frame>
        <draw:measure draw:style-name="gr2" draw:text-style-name="P2" draw:layer="measurelines" svg:x1="9.255cm" svg:y1="12.822cm" svg:x2="12.076cm" svg:y2="12.822cm">
          <text:p text:style-name="P2">470</text:p>
        </draw:measure>
        <draw:measure draw:style-name="gr3" draw:text-style-name="P2" draw:layer="layout" svg:x1="8.782cm" svg:y1="14.969cm" svg:x2="8.781cm" svg:y2="14.58cm">
          <text:p text:style-name="P2">100</text:p>
        </draw:measure>
        <draw:measure draw:style-name="gr4" draw:text-style-name="P2" draw:layer="layout" svg:x1="12.796cm" svg:y1="16.375cm" svg:x2="12.795cm" svg:y2="14.843cm">
          <text:p text:style-name="P2">220</text:p>
        </draw:measure>
        <draw:measure draw:style-name="gr5" draw:text-style-name="P2" draw:layer="layout" svg:x1="13.108cm" svg:y1="14.462cm" svg:x2="13.107cm" svg:y2="12.93cm">
          <text:p text:style-name="P2">240</text:p>
        </draw:measure>
        <draw:frame draw:style-name="gr6" draw:text-style-name="P3" draw:layer="layout" svg:width="2.032cm" svg:height="1.393cm" svg:x="10.017cm" svg:y="13.446cm">
          <draw:text-box>
            <text:p text:style-name="P3"><text:span text:style-name="T1">a-Si</text:span></text:p>
          </draw:text-box>
        </draw:frame>
        <draw:frame draw:style-name="gr6" draw:text-style-name="P3" draw:layer="layout" svg:width="2.032cm" svg:height="1.393cm" svg:x="10.017cm" svg:y="15.228cm">
          <draw:text-box>
            <text:p text:style-name="P3"><text:span text:style-name="T1">c-Si</text:span></text:p>
          </draw:text-box>
        </draw:frame>
        <draw:frame draw:style-name="gr6" draw:text-style-name="P3" draw:layer="layout" svg:width="2.032cm" svg:height="1.393cm" svg:x="9.89cm" svg:y="14.339cm">
          <draw:text-box>
            <text:p text:style-name="P3"><text:span text:style-name="T1">Si-nc</text:span></text:p>
          </draw:text-box>
        </draw:frame>
        <draw:measure draw:style-name="gr7" draw:text-style-name="P2" draw:layer="layout" svg:x1="9.156cm" svg:y1="16.231cm" svg:x2="12.28cm" svg:y2="16.231cm">
          <text:p text:style-name="P2">490</text:p>
        </draw:measur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4-20T14:00:23</dc:date>
    <dc:creator>joaquin </dc:creator>
    <meta:document-statistic meta:object-count="9"/>
    <meta:generator>LibreOffice/3.4$Linux LibreOffice_project/340m1$Build-402</meta:generator>
  </office:meta>
</office:document-meta>
</file>